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3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4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5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6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7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P38" style:parent-style-name="Textbody" style:family="paragraph">
      <style:text-properties fo:font-size="24pt" style:font-size-asian="24pt" style:font-size-complex="24pt" fo:language="pt" fo:country="BR"/>
    </style:style>
    <style:style style:name="P39" style:parent-style-name="Textbody" style:family="paragraph">
      <style:paragraph-properties fo:text-align="justify"/>
    </style:style>
    <style:style style:name="T40" style:parent-style-name="Fonteparág.padrão" style:family="text">
      <style:text-properties fo:font-size="12pt" style:font-size-asian="12pt" style:font-size-complex="12pt" fo:language="pt" fo:country="BR"/>
    </style:style>
    <style:style style:name="T41" style:parent-style-name="Fonteparág.padrão" style:family="text">
      <style:text-properties fo:font-size="12pt" style:font-size-asian="12pt" style:font-size-complex="12pt" fo:language="pt" fo:country="BR"/>
    </style:style>
    <style:style style:name="T42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43" style:parent-style-name="Fonteparág.padrão" style:family="text">
      <style:text-properties fo:font-size="12pt" style:font-size-asian="12pt" style:font-size-complex="12pt" fo:language="pt" fo:country="BR"/>
    </style:style>
    <style:style style:name="T44" style:parent-style-name="Fonteparág.padrão" style:family="text">
      <style:text-properties fo:font-size="12pt" style:font-size-asian="12pt" style:font-size-complex="12pt" fo:language="pt" fo:country="BR"/>
    </style:style>
    <style:style style:name="P4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1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2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3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54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55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56" style:parent-style-name="Textbody" style:family="paragraph">
      <style:paragraph-properties fo:text-align="justify" fo:text-indent="0.5in"/>
    </style:style>
    <style:style style:name="T57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58" style:parent-style-name="Fonteparág.padrão" style:family="text">
      <style:text-properties fo:font-size="12pt" style:font-size-asian="12pt" style:font-size-complex="12pt" fo:language="pt" fo:country="BR"/>
    </style:style>
    <style:style style:name="T59" style:parent-style-name="Fonteparág.padrão" style:family="text">
      <style:text-properties fo:font-style="italic" style:font-style-asian="italic" fo:font-size="12pt" style:font-size-asian="12pt" style:font-size-complex="12pt" fo:language="pt" fo:country="BR"/>
    </style:style>
    <style:style style:name="T60" style:parent-style-name="Fonteparág.padrão" style:family="text">
      <style:text-properties fo:font-size="12pt" style:font-size-asian="12pt" style:font-size-complex="12pt" fo:language="pt" fo:country="BR"/>
    </style:style>
    <style:style style:name="P61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2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5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6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8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69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70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1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2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73" style:parent-style-name="Textbody" style:list-style-name="WW8Num7" style:family="paragraph">
      <style:paragraph-properties fo:text-align="justify"/>
    </style:style>
    <style:style style:name="T74" style:parent-style-name="Fonteparág.padrão" style:family="text">
      <style:text-properties fo:font-size="12pt" style:font-size-asian="12pt" style:font-size-complex="12pt" fo:language="pt" fo:country="BR"/>
    </style:style>
    <style:style style:name="P75" style:parent-style-name="Textbody" style:list-style-name="WW8Num7" style:family="paragraph">
      <style:paragraph-properties fo:text-align="justify"/>
    </style:style>
    <style:style style:name="T76" style:parent-style-name="Fonteparág.padrão" style:family="text">
      <style:text-properties fo:font-size="12pt" style:font-size-asian="12pt" style:font-size-complex="12pt" fo:language="pt" fo:country="BR"/>
    </style:style>
    <style:style style:name="P77" style:parent-style-name="Textbody" style:list-style-name="WW8Num7" style:family="paragraph">
      <style:paragraph-properties fo:text-align="justify"/>
    </style:style>
    <style:style style:name="T78" style:parent-style-name="Fonteparág.padrão" style:family="text">
      <style:text-properties fo:font-size="12pt" style:font-size-asian="12pt" style:font-size-complex="12pt" fo:language="pt" fo:country="BR"/>
    </style:style>
    <style:style style:name="P79" style:parent-style-name="Textbody" style:family="paragraph">
      <style:paragraph-properties fo:text-align="justify" fo:margin-left="1in">
        <style:tab-stops/>
      </style:paragraph-properties>
      <style:text-properties fo:font-size="12pt" style:font-size-asian="12pt" style:font-size-complex="12pt" fo:language="pt" fo:country="BR"/>
    </style:style>
    <style:style style:name="P80" style:parent-style-name="Textbody" style:family="paragraph">
      <style:paragraph-properties fo:text-align="justify" fo:margin-left="1in">
        <style:tab-stops/>
      </style:paragraph-properties>
    </style:style>
    <style:style style:name="T81" style:parent-style-name="Fonteparág.padrão" style:family="text">
      <style:text-properties fo:font-size="12pt" style:font-size-asian="12pt" style:font-size-complex="12pt" fo:language="pt" fo:country="BR"/>
    </style:style>
    <style:style style:name="P82" style:parent-style-name="Textbody" style:list-style-name="WW8Num7" style:family="paragraph">
      <style:paragraph-properties fo:text-align="justify"/>
    </style:style>
    <style:style style:name="T83" style:parent-style-name="Fonteparág.padrão" style:family="text">
      <style:text-properties fo:font-size="12pt" style:font-size-asian="12pt" style:font-size-complex="12pt" fo:language="pt" fo:country="BR"/>
    </style:style>
    <style:style style:name="T84" style:parent-style-name="Fonteparág.padrão" style:family="text">
      <style:text-properties fo:font-size="12pt" style:font-size-asian="12pt" style:font-size-complex="12pt" fo:language="pt" fo:country="BR"/>
    </style:style>
    <style:style style:name="P85" style:parent-style-name="Textbody" style:list-style-name="WW8Num7" style:family="paragraph">
      <style:paragraph-properties fo:text-align="justify"/>
    </style:style>
    <style:style style:name="T86" style:parent-style-name="Fonteparág.padrão" style:family="text">
      <style:text-properties fo:font-size="12pt" style:font-size-asian="12pt" style:font-size-complex="12pt" fo:language="pt" fo:country="BR"/>
    </style:style>
    <style:style style:name="P87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88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89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0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1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2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3" style:parent-style-name="Textbody" style:family="paragraph">
      <style:paragraph-properties fo:text-align="justify" fo:text-indent="0.5in"/>
      <style:text-properties fo:font-size="12pt" style:font-size-asian="12pt" style:font-size-complex="12pt" fo:language="pt" fo:country="BR"/>
    </style:style>
    <style:style style:name="P9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5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6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7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/>
    </style:style>
    <style:style style:name="P9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9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1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2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03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4" style:parent-style-name="Textbody" style:family="paragraph">
      <style:paragraph-properties fo:text-align="justify" fo:margin-left="0in" fo:text-indent="0.5in">
        <style:tab-stops/>
      </style:paragraph-properties>
      <style:text-properties fo:font-size="12pt" style:font-size-asian="12pt" style:font-size-complex="12pt" fo:language="pt" fo:country="BR"/>
    </style:style>
    <style:style style:name="P105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06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09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0" style:parent-style-name="Textbody" style:family="paragraph">
      <style:paragraph-properties fo:text-align="justify"/>
    </style:style>
    <style:style style:name="T111" style:parent-style-name="Fonteparág.padrão" style:family="text">
      <style:text-properties fo:font-size="12pt" style:font-size-asian="12pt" style:font-size-complex="12pt" fo:language="pt" fo:country="BR"/>
    </style:style>
    <style:style style:name="T112" style:parent-style-name="Fonteparág.padrão" style:family="text">
      <style:text-properties fo:font-size="12pt" style:font-size-asian="12pt" style:font-size-complex="12pt" fo:language="pt" fo:country="BR"/>
    </style:style>
    <style:style style:name="P113" style:parent-style-name="Textbody" style:family="paragraph">
      <style:paragraph-properties fo:text-align="justify"/>
    </style:style>
    <style:style style:name="T114" style:parent-style-name="Fonteparág.padrão" style:family="text">
      <style:text-properties fo:font-size="12pt" style:font-size-asian="12pt" style:font-size-complex="12pt" fo:language="pt" fo:country="BR"/>
    </style:style>
    <style:style style:name="T115" style:parent-style-name="Fonteparág.padrão" style:family="text">
      <style:text-properties fo:font-size="12pt" style:font-size-asian="12pt" style:font-size-complex="12pt" fo:language="pt" fo:country="BR"/>
    </style:style>
    <style:style style:name="P116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17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18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19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0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1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122" style:parent-style-name="Textbody" style:family="paragraph">
      <style:paragraph-properties fo:text-align="justify" fo:text-indent="0.0416in"/>
    </style:style>
    <style:style style:name="T123" style:parent-style-name="Fonteparág.padrão" style:family="text">
      <style:text-properties fo:font-size="12pt" style:font-size-asian="12pt" style:font-size-complex="12pt" fo:language="pt" fo:country="BR"/>
    </style:style>
    <style:style style:name="P124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126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12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T128" style:parent-style-name="Fonteparág.padrão" style:family="text">
      <style:text-properties fo:language="pt" fo:country="BR"/>
    </style:style>
    <style:style style:name="T129" style:parent-style-name="Fonteparág.padrão" style:family="text">
      <style:text-properties fo:font-style="italic" style:font-style-asian="italic" fo:language="pt" fo:country="BR"/>
    </style:style>
    <style:style style:name="T130" style:parent-style-name="Fonteparág.padrão" style:family="text">
      <style:text-properties fo:language="pt" fo:country="BR"/>
    </style:style>
    <style:style style:name="P131" style:parent-style-name="Standard" style:list-style-name="LFO12" style:family="paragraph">
      <style:paragraph-properties fo:text-align="justify"/>
      <style:text-properties fo:language="pt" fo:country="BR"/>
    </style:style>
    <style:style style:name="P132" style:parent-style-name="Standard" style:list-style-name="LFO12" style:family="paragraph">
      <style:paragraph-properties fo:text-align="justify"/>
      <style:text-properties fo:language="pt" fo:country="BR"/>
    </style:style>
    <style:style style:name="P133" style:parent-style-name="Standard" style:list-style-name="LFO12" style:family="paragraph">
      <style:paragraph-properties fo:text-align="justify"/>
      <style:text-properties fo:language="pt" fo:country="BR"/>
    </style:style>
    <style:style style:name="P134" style:parent-style-name="Standard" style:list-style-name="LFO12" style:family="paragraph">
      <style:paragraph-properties fo:text-align="justify"/>
      <style:text-properties fo:language="pt" fo:country="BR"/>
    </style:style>
    <style:style style:name="P135" style:parent-style-name="Standard" style:list-style-name="LFO12" style:family="paragraph">
      <style:paragraph-properties fo:text-align="justify"/>
      <style:text-properties fo:language="pt" fo:country="BR"/>
    </style:style>
    <style:style style:name="P136" style:parent-style-name="Standard" style:list-style-name="LFO12" style:family="paragraph">
      <style:paragraph-properties fo:text-align="justify"/>
      <style:text-properties fo:language="pt" fo:country="BR"/>
    </style:style>
    <style:style style:name="P137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38" style:parent-style-name="Standard" style:family="paragraph">
      <style:text-properties fo:language="pt" fo:country="BR"/>
    </style:style>
    <style:style style:name="P139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tab/><text:tab/><text:tab/><text:tab/><text:span text:style-name="T33">Memória Virtual</text:span><text:span text:style-name="T34"><text:line-break/></text:span><text:span text:style-name="T35"><text:s/></text:span><text:span text:style-name="T36"><text:tab/></text:span><text:span text:style-name="T37"><text:tab/>Caso de Uso: ExcluirUsuario</text:span></text:p>
      <text:p text:style-name="P38"/>
      <text:h text:style-name="Título1" text:outline-level="1">Breve Descrição</text:h>
      <text:p text:style-name="P39"><text:span text:style-name="T40"><text:s text:c="4"/>O Administrador ou Gerente do sistema deseja excluir um membro do sistema, tornando-o inativo. Para isso deve<text:s/></text:span><text:span text:style-name="T41">solicitar permissão a outro usuário que possua o mesmo nível de acesso que o Administrador ou Gerente. O usuário que faz a permissão deve justificar o motivo da exclusão. Após isso, a exclusão é realizada, por meio de uma marcação de</text:span><text:span text:style-name="T42"><text:s/>inativo</text:span><text:span text:style-name="T43"><text:s/>no cadastro do</text:span><text:span text:style-name="T44"><text:s/>usuário.<text:s/></text:span></text:p>
      <text:h text:style-name="Título1" text:outline-level="1">Breve Descrição dos Atores</text:h>
      <text:p text:style-name="P45">- Gerente (da Instituição): Tem permissão para excluir revisores e catalogadores.</text:p>
      <text:p text:style-name="P46">- Administrador (do Sistema): Tem permissão para excluir gerentes, revisores e catalogadores.</text:p>
      <text:h text:style-name="Título1" text:outline-level="1">Pré-condições</text:h>
      <text:p text:style-name="P47">- O Administrador/Gerente está logado no sistema.</text:p>
      <text:p text:style-name="P48"><text:s/>- O usuário a ser excluído deve estar cadastrado no sistema.</text:p>
      <text:p text:style-name="P49">- O sistema possui um tempo determinado de validade de um pedido de exclusão.</text:p>
      <text:p text:style-name="P50">- A exclusão é realizada envolvendo os usuários de uma mesma Instituição.</text:p>
      <text:h text:style-name="Título1" text:outline-level="1">Fluxo Básico de eventos</text:h>
      <text:list text:style-name="WW8Num7">
        <text:list-item text:start-value="1">
          <text:p text:style-name="P51"><text:s text:c="3"/>O Administrador/Gerente seleciona a opção “Excluir Usuário”;</text:p>
        </text:list-item>
        <text:list-item>
          <text:p text:style-name="P52"><text:s text:c="3"/>O sistema exibe uma tela contendo:</text:p>
        </text:list-item>
      </text:list>
      <text:p text:style-name="P53">- campo para inserir nome para busca;</text:p>
      <text:p text:style-name="P54">- opção para “Buscar usuário” na lista de usuários do sistema;</text:p>
      <text:p text:style-name="P55">- opção “Confirmar” nome inserido ou selecionado<text:s/>na tabela de busca;</text:p>
      <text:p text:style-name="P56"><text:span text:style-name="T57">-<text:s/></text:span><text:span text:style-name="T58">opção</text:span><text:span text:style-name="T59"><text:s/></text:span><text:span text:style-name="T60">“Cancelar” para sair da opção de exclusão;</text:span></text:p>
      <text:list text:style-name="WW8Num7" text:continue-numbering="true">
        <text:list-item>
          <text:p text:style-name="P61"><text:s text:c="3"/>O Administrador/Gerente digita o nome do usuário a ser excluído ou seleciona a opção “Buscar usuário” para seleciona-lo na lista de usuários do sistema e nesse caso o sistema exibe uma tela contendo:</text:p>
        </text:list-item>
      </text:list>
      <text:p text:style-name="P62">- uma tabela em ordem alfabética com o nome de todos os usuários do sistema, respeitando o que foi definido na Breve Descrição dos Atores;</text:p>
      <text:p text:style-name="P63">a.<text:tab/>O Administrador/Gerente seleciona na lista o usuário a ser excluído;</text:p>
      <text:soft-page-break/>
      <text:list text:style-name="WW8Num7" text:continue-numbering="true">
        <text:list-item>
          <text:p text:style-name="P64">O Administrador/Gerente seleciona a opção “Confirmar” para dar continuidade ao processo de exclusão do usuário no sistema;</text:p>
        </text:list-item>
        <text:list-item>
          <text:p text:style-name="P65">O sistema exibe uma tela contendo:</text:p>
        </text:list-item>
      </text:list>
      <text:p text:style-name="P66">- nome do usuário solicitado;</text:p>
      <text:p text:style-name="P67">- nível de permissão no sistema (Gerente, Revisor ou Catalogador);</text:p>
      <text:p text:style-name="P68">- campo para justificar a exclusão (obrigatório);</text:p>
      <text:p text:style-name="P69">- o tempo de validade do pedido de exclusão, de acordo com o sistema;</text:p>
      <text:p text:style-name="P70">- opção “Excluir usuário” para confirmar o pedido de exclusão;</text:p>
      <text:p text:style-name="P71">- opção “Voltar” para voltar a tela de seleção do usuário a ser excluído;</text:p>
      <text:p text:style-name="P72">- opção “Cancelar” para sair da opção de exclusão;</text:p>
      <text:list text:style-name="WW8Num7" text:continue-numbering="true">
        <text:list-item>
          <text:p text:style-name="P73"><text:span text:style-name="T74">O Administrador/Gerente preenche a justificativa de exclusão do usuário;</text:span></text:p>
        </text:list-item>
        <text:list-item>
          <text:p text:style-name="P75"><text:span text:style-name="T76">O Administrador/Gerente seleciona a opção “Excluir usuário”;</text:span></text:p>
        </text:list-item>
        <text:list-item>
          <text:p text:style-name="P77"><text:span text:style-name="T78">O sistema exibe:</text:span></text:p>
        </text:list-item>
      </text:list>
      <text:p text:style-name="P79">- uma lista, em ordem alfabética, com nomes dos usuários com o mesmo nível de<text:s/>permissão que o do usuário que está realizando a exclusão (por exemplo: se for Administrador exibe os demais Administradores Cadastrados no Sistema) para que ele escolha qual deve confirmar a operação de exclusão;</text:p>
      <text:p text:style-name="P80"><text:span text:style-name="T81">- opção “Confirmar Escolha”;</text:span></text:p>
      <text:list text:style-name="WW8Num7" text:continue-numbering="true">
        <text:list-item>
          <text:p text:style-name="P82"><text:span text:style-name="T83"><text:s/>O Administra</text:span><text:span text:style-name="T84">dor/Gerente escolhe na lista outro Administrador/Gerente para confirmar a operação;</text:span></text:p>
        </text:list-item>
        <text:list-item>
          <text:p text:style-name="P85"><text:span text:style-name="T86">O Administrador/Gerente seleciona a opção “Confirmar Escolha”;</text:span></text:p>
        </text:list-item>
        <text:list-item>
          <text:p text:style-name="P87"><text:s text:c="3"/>O sistema valida o pedido de exclusão e envia para o e-mail do Administrador/Gerente escolhido para confirmar o procedimento um link (url) de confirmação de exclusão, contendo:</text:p>
        </text:list-item>
      </text:list>
      <text:p text:style-name="P88">- o nome do usuário a ser excluído;</text:p>
      <text:p text:style-name="P89">- nível de permissão dele no sistema;</text:p>
      <text:p text:style-name="P90">- <text:s/>justificativa da exclusão;</text:p>
      <text:p text:style-name="P91">- prazo de validade da mesma;</text:p>
      <text:p text:style-name="P92">- opção “Confirmar Exclusão”;</text:p>
      <text:p text:style-name="P93">- opção “Não<text:s/>Confirmar Exclusão”.</text:p>
      <text:list text:style-name="WW8Num7" text:continue-numbering="true">
        <text:list-item>
          <text:p text:style-name="P94"><text:s text:c="3"/>O Administrador/Gerente, que recebeu o e-mail, confirma a operação de exclusão dentro do prazo de validade do pedido;</text:p>
        </text:list-item>
        <text:list-item>
          <text:p text:style-name="P95"><text:s text:c="3"/>O sistema valida a operação de exclusão.</text:p>
        </text:list-item>
        <text:list-item>
          <text:p text:style-name="P96">O caso de uso termina.</text:p>
        </text:list-item>
      </text:list>
      <text:h text:style-name="Título1" text:outline-level="1">Fluxos Alternativos</text:h>
      <text:p text:style-name="P97">Fluxo Alternativo 1</text:p>
      <text:p text:style-name="P98">Se no passo 4 do fluxo básico o Administrador/Gerente tentar confirmar sem ter <text:s/>inserido ou selecionado nenhum nome, então:</text:p>
      <text:p text:style-name="P99">1.<text:s/><text:tab/>O sistema exibe a mensagem “Insira um Nome ou Busque o Usuário para Exclusão”;</text:p>
      <text:p text:style-name="P100"><text:tab/>2.<text:tab/>O sistema retorna ao passo 2.</text:p>
      <text:p text:style-name="P101">Fluxo Alternativo 2</text:p>
      <text:p text:style-name="P102"><text:tab/>Se no passo 4 do fluxo básico o nome inserido não for encontrado, então:</text:p>
      <text:p text:style-name="P103">1.<text:tab/>O sistema exibe a mensagem “Usuário não encontrado”;</text:p>
      <text:p text:style-name="P104">2.<text:tab/>O sistema retorna ao passo 2.</text:p>
      <text:p text:style-name="P105">Fluxo Alternativo 3</text:p>
      <text:p text:style-name="P106">Se no passo 7 do fluxo básico o Administrador/Gerente não preencher o campo<text:s/>de justificativa, então:</text:p>
      <text:p text:style-name="P107">1.<text:s/><text:tab/>O sistema exibe a mensagem “Preencha a justificativa para o pedido de exclusão”;</text:p>
      <text:p text:style-name="P108">2.<text:s/><text:tab/>O sistema retorna ao passo 5.</text:p>
      <text:p text:style-name="P109">Fluxo Alternativo 4</text:p>
      <text:p text:style-name="P110"><text:span text:style-name="T111">Se no passo 10 do fluxo básico o usuário não selecionou outro Administrador/Gerente para co</text:span><text:span text:style-name="T112">nfirmar a operação, então:</text:span></text:p>
      <text:p text:style-name="P113"><text:span text:style-name="T114">1.<text:s/></text:span><text:span text:style-name="T115"><text:tab/>O sistema exibe a mensagem “É necessário selecionar um Administrador/Gerente para confirmar o pedido de exclusão”;</text:span></text:p>
      <text:p text:style-name="P116"><text:s text:c="22"/>2. O sistema retorna ao passo 8.</text:p>
      <text:p text:style-name="P117">Fluxo Alternativo 5</text:p>
      <text:p text:style-name="P118">Se no passo 12 do fluxo básico o<text:s/>Administrador/Gerente não selecionar nenhuma opção (Confirmar ou Não), durante o prazo de validade do pedido de exclusão, então:<text:s/></text:p>
      <text:p text:style-name="P119"><text:s text:c="17"/>1. O pedido de exclusão é eliminado do sistema;</text:p>
      <text:p text:style-name="P120"><text:s text:c="17"/>2. O caso de uso termina.</text:p>
      <text:p text:style-name="P121">Fluxo Alternativo<text:s/>6</text:p>
      <text:p text:style-name="P122"><text:span text:style-name="T123">Se no passo 12 do fluxo básico o Administrador/Gerente seleciona a opção “Não Confirmar Exclusão”, durante o prazo de validade do pedido de exclusão, então:<text:s/></text:span></text:p>
      <text:p text:style-name="P124"><text:tab/><text:s text:c="3"/>1. O usuário não é excluído do sistema;</text:p>
      <text:p text:style-name="P125"><text:tab/><text:s text:c="3"/>2. O caso de uso é encerrado;</text:p>
      <text:soft-page-break/>
      <text:p text:style-name="P126">Fluxo Alternativo<text:s/>7</text:p>
      <text:p text:style-name="P127">Se a qualquer momento o usuário selecionar a opção “Cancelar” o caso de uso termina.</text:p>
      <text:h text:style-name="Título1" text:outline-level="1">Pós-condições</text:h>
      <text:h text:style-name="Título2" text:outline-level="2"><text:span text:style-name="T128">- Fluxo Básico: O sistema coloca como<text:s/></text:span><text:span text:style-name="T129">Inativo</text:span><text:span text:style-name="T130"><text:s/>o cadastro do usuário.</text:span></text:h>
      <text:list text:style-name="LFO12" text:continue-numbering="true">
        <text:list-item>
          <text:list>
            <text:list-item>
              <text:p text:style-name="P131">Fluxo Alternativo 1: Não ocorre alteração na base de dados do sistema.</text:p>
            </text:list-item>
            <text:list-item>
              <text:p text:style-name="P132">Fluxo Alternativo 2: Não ocorre alteração na base de dados do sistema Fluxo Alternativo 3:<text:s/>A exclusão do usuário encontra-se pendente.</text:p>
            </text:list-item>
            <text:list-item>
              <text:p text:style-name="P133">Fluxo Alternativo 4: A exclusão do usuário encontra-se pendente.</text:p>
            </text:list-item>
            <text:list-item>
              <text:p text:style-name="P134">Fluxo Alternativo 5: O cadastro do usuário permanece como Ativo no sistema.</text:p>
            </text:list-item>
            <text:list-item>
              <text:p text:style-name="P135">Fluxo Alternativo 6: O cadastro do usuário permanece como Ativo no sistema.</text:p>
            </text:list-item>
            <text:list-item>
              <text:p text:style-name="P136">Fluxo Alternativo 7: O cadastro do usuário permanece como Ativo no sistema.</text:p>
            </text:list-item>
          </text:list>
        </text:list-item>
      </text:list>
      <text:h text:style-name="Título1" text:outline-level="1">Requisitos especiais</text:h>
      <text:p text:style-name="P137"><text:s text:c="3"/>Requisito de Auditoria: o sistema salva no banco de dados o administrador/gerente que excluiu o usuário e o administrador/gerente que autorizou a operação.</text:p>
      <text:p text:style-name="P138"/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3" style:display-name="WW8Num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4" style:display-name="WW8Num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5" style:display-name="WW8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6875in" style:use-optimal-column-width="false"/>
    </style:style>
    <style:style style:name="TableColumn4" style:family="table-column">
      <style:table-column-properties style:column-width="4.2013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10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17/12/10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0</text:p>
            </table:table-cell>
            <table:table-cell table:style-name="TableCell27">
              <text:p text:style-name="P28"><text:span text:style-name="T29">Página<text:s/></text:span><text:span text:style-name="T30"><text:page-number text:fixed="false">3</text:page-number></text:span><text:span text:style-name="T31"><text:s/>de<text:s/></text:span><text:span text:style-name="T32"><text:page-count style:num-format="1">4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&lt;use-case name&gt;</dc:title>
    <dc:subject>&lt;project&gt;</dc:subject>
    <meta:initial-creator>Cris</meta:initial-creator>
    <dc:creator>Cris</dc:creator>
    <meta:creation-date>2011-03-30T02:48:00Z</meta:creation-date>
    <dc:date>2011-03-30T08:04:00Z</dc:date>
    <meta:template xlink:href="Normal.dotm" xlink:type="simple"/>
    <meta:editing-cycles>96</meta:editing-cycles>
    <meta:editing-duration>PT14100S</meta:editing-duration>
    <meta:document-statistic meta:page-count="4" meta:paragraph-count="11" meta:word-count="919" meta:character-count="5873" meta:row-count="41" meta:non-whitespace-character-count="4965"/>
  </office:meta>
</office:document-meta>
</file>